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8AB40000445B49561876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rsid="00053f46" officeooo:paragraph-rsid="00053f46"/>
    </style:style>
    <style:style style:name="P5" style:family="paragraph" style:parent-style-name="Literaturverzeichnis">
      <style:text-properties fo:font-size="11pt" style:font-size-asian="11pt" style:font-size-complex="11pt"/>
    </style:style>
    <style:style style:name="P6" style:family="paragraph" style:parent-style-name="Heading_20_1" style:master-page-name="MP0">
      <style:paragraph-properties style:page-number="auto" fo:break-before="page"/>
      <style:text-properties fo:color="#000000" style:font-name="Calibri1"/>
    </style:style>
    <style:style style:name="T1" style:family="text">
      <style:text-properties officeooo:rsid="0004bd59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Lupine </text:h>
      <text:p text:style-name="P1">Notes</text:p>
      <text:p text:style-name="Standard">Parametrisation according to Leitner et al. (2014): 26 days old lupine root systems, grown in thin plant containers (27*27*1.4 cm). For larger simulation times than a month, results will not <text:span text:style-name="T1">be </text:span>accurate. </text:p>
      <text:p text:style-name="P4">The parametrisation is not based on strict tological root orders, but on root orders that emerge with a certain propability.</text:p>
      <text:p text:style-name="P2"><draw:frame draw:style-name="fr1" draw:name="Grafik1" text:anchor-type="paragraph" svg:x="0cm" svg:y="0cm" svg:width="16.002cm" svg:height="7.885cm" draw:z-index="0"><draw:image xlink:href="Pictures/2000000700008AB40000445B49561876.svm" xlink:type="simple" xlink:show="embed" xlink:actuate="onLoad"/></draw:frame>References</text:p>
      <text:p text:style-name="P5">Leitner D, Felderer B, Vontobel P, Schnepf A (2014) Recovering Root System Traits Using Image Analysis Exemplified by Two-Dimensional Neutron Radiography Images of Lupine. <text:span text:style-name="T2">Plant Physiol</text:span> 164:24–35.</text:p>
      <text:p text:style-name="Standard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Caption" style:family="paragraph" style:parent-style-name="Standard" style:next-style-name="Standard" style:class="extra">
      <style:paragraph-properties fo:margin-top="0cm" fo:margin-bottom="0.847cm" loext:contextual-spacing="false" fo:line-height="100%" fo:text-align="center" style:justify-single-word="false" fo:hyphenation-ladder-count="no-limit" fo:keep-with-next="always"/>
      <style:text-properties fo:color="#000000" fo:font-size="10pt" style:font-size-asian="10pt" style:font-size-complex="9pt" style:font-weight-complex="bold" fo:hyphenate="false"/>
    </style:style>
    <style:style style:name="Literaturverzeichnis" style:family="paragraph" style:parent-style-name="Standard" style:nex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Überschrift_20_2_20_Zchn" style:display-name="Überschrift 2 Zchn" style:family="text" style:parent-style-name="Absatz-Standardschriftar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Überschrift_20_1_20_Zchn" style:display-name="Überschrift 1 Zchn" style:family="text" style:parent-style-name="Absatz-Standardschriftar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Daniel Leitner</meta:initial-creator>
    <meta:creation-date>2016-06-06T09:25:00Z</meta:creation-date>
    <dc:date>2016-06-10T10:18:19.164290418</dc:date>
    <meta:editing-cycles>17</meta:editing-cycles>
    <meta:editing-duration>PT19M32S</meta:editing-duration>
    <dc:creator>Daniel Leitner</dc:creator>
    <meta:document-statistic meta:table-count="0" meta:image-count="1" meta:object-count="0" meta:page-count="1" meta:paragraph-count="6" meta:word-count="83" meta:character-count="546" meta:non-whitespace-character-count="468"/>
    <meta:template xlink:type="simple" xlink:actuate="onRequest" xlink:title="" xlink:href="Normal.dotm"/>
  </office:meta>
</office:document-meta>
</file>